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6pt" style:text-underline-style="solid" style:text-underline-width="auto" style:text-underline-color="font-color" fo:font-weight="bold" officeooo:rsid="001b2553" officeooo:paragraph-rsid="001b2553" style:font-size-asian="14pt" style:font-weight-asian="bold" style:font-size-complex="16pt" style:font-weight-complex="bold"/>
    </style:style>
    <style:style style:name="P2" style:family="paragraph" style:parent-style-name="Standard">
      <style:text-properties style:font-name="Times New Roman" fo:font-size="16pt" style:text-underline-style="none" fo:font-weight="bold" officeooo:rsid="00220bb0" officeooo:paragraph-rsid="00220bb0" style:font-size-asian="14pt" style:font-weight-asian="bold" style:font-size-complex="16pt" style:font-weight-complex="bold"/>
    </style:style>
    <style:style style:name="P3" style:family="paragraph" style:parent-style-name="Standard">
      <style:text-properties style:font-name="Times New Roman" fo:font-size="14pt" style:text-underline-style="none" fo:font-weight="bold" officeooo:rsid="001b2553" officeooo:paragraph-rsid="001b2553" style:font-size-asian="12.25pt" style:font-weight-asian="bold" style:font-size-complex="14pt" style:font-weight-complex="bold"/>
    </style:style>
    <style:style style:name="P4" style:family="paragraph" style:parent-style-name="Standard">
      <style:text-properties style:font-name="Times New Roman" fo:font-size="14pt" style:text-underline-style="none" fo:font-weight="bold" officeooo:rsid="00220bb0" officeooo:paragraph-rsid="0020c33c" style:font-size-asian="12.25pt" style:font-weight-asian="bold" style:font-size-complex="14pt" style:font-weight-complex="bold"/>
    </style:style>
    <style:style style:name="P5" style:family="paragraph" style:parent-style-name="Standard">
      <style:text-properties style:font-name="Times New Roman" fo:font-size="14pt" style:text-underline-style="none" fo:font-weight="bold" officeooo:rsid="00227b06" officeooo:paragraph-rsid="00227b06" style:font-size-asian="12.25pt" style:font-weight-asian="bold" style:font-size-complex="14pt" style:font-weight-complex="bold"/>
    </style:style>
    <style:style style:name="P6" style:family="paragraph" style:parent-style-name="Standard">
      <style:text-properties style:font-name="Times New Roman" fo:font-size="12pt" style:text-underline-style="none" fo:font-weight="normal" officeooo:rsid="001d06bc" officeooo:paragraph-rsid="001e3fdd" style:font-size-asian="10.5pt" style:font-weight-asian="normal" style:font-size-complex="12pt" style:font-weight-complex="normal"/>
    </style:style>
    <style:style style:name="P7" style:family="paragraph" style:parent-style-name="Standard">
      <style:text-properties style:font-name="Times New Roman" fo:font-size="12pt" style:text-underline-style="none" fo:font-weight="normal" officeooo:rsid="001f7c09" officeooo:paragraph-rsid="0020c33c" style:font-size-asian="10.5pt" style:font-weight-asian="normal" style:font-size-complex="12pt" style:font-weight-complex="normal"/>
    </style:style>
    <style:style style:name="P8" style:family="paragraph" style:parent-style-name="Standard">
      <style:text-properties style:font-name="Times New Roman" fo:font-size="12pt" style:text-underline-style="none" fo:font-weight="normal" officeooo:rsid="001b2553" officeooo:paragraph-rsid="001b2553" style:font-size-asian="10.5pt" style:font-weight-asian="normal" style:font-size-complex="12pt" style:font-weight-complex="normal"/>
    </style:style>
    <style:style style:name="P9" style:family="paragraph" style:parent-style-name="Standard">
      <style:text-properties style:font-name="Times New Roman" fo:font-size="12pt" style:text-underline-style="none" fo:font-weight="normal" officeooo:rsid="0023756f" officeooo:paragraph-rsid="0023756f" style:font-size-asian="10.5pt" style:font-weight-asian="normal" style:font-size-complex="12pt" style:font-weight-complex="normal"/>
    </style:style>
    <style:style style:name="P10" style:family="paragraph" style:parent-style-name="Standard">
      <style:text-properties style:font-name="Times New Roman" fo:font-size="12pt" style:text-underline-style="none" fo:font-weight="normal" officeooo:rsid="00241c47" officeooo:paragraph-rsid="00241c47" style:font-size-asian="10.5pt" style:font-weight-asian="normal" style:font-size-complex="12pt" style:font-weight-complex="normal"/>
    </style:style>
    <style:style style:name="P11" style:family="paragraph" style:parent-style-name="Standard">
      <style:text-properties style:font-name="Times New Roman" fo:font-size="12pt" style:text-underline-style="none" fo:font-weight="normal" officeooo:rsid="0020c33c" officeooo:paragraph-rsid="0020c33c" style:font-size-asian="10.5pt" style:font-weight-asian="normal" style:font-size-complex="12pt" style:font-weight-complex="normal"/>
    </style:style>
    <style:style style:name="P12" style:family="paragraph" style:parent-style-name="Standard">
      <style:text-properties style:font-name="Times New Roman" fo:font-size="12pt" style:text-underline-style="none" fo:font-weight="normal" officeooo:rsid="00227b06" officeooo:paragraph-rsid="00227b06" style:font-size-asian="10.5pt" style:font-weight-asian="normal" style:font-size-complex="12pt" style:font-weight-complex="normal"/>
    </style:style>
    <style:style style:name="P13" style:family="paragraph" style:parent-style-name="Standard">
      <style:text-properties style:font-name="Times New Roman" fo:font-size="12pt" style:text-underline-style="none" fo:font-weight="normal" officeooo:rsid="00227b06" officeooo:paragraph-rsid="0023756f" style:font-size-asian="10.5pt" style:font-weight-asian="normal" style:font-size-complex="12pt" style:font-weight-complex="normal"/>
    </style:style>
    <style:style style:name="T1" style:family="text">
      <style:text-properties officeooo:rsid="001dcee2"/>
    </style:style>
    <style:style style:name="T2" style:family="text">
      <style:text-properties fo:background-color="transparent" loext:char-shading-value="0" style:font-size-asian="12pt"/>
    </style:style>
    <style:style style:name="T3" style:family="text">
      <style:text-properties officeooo:rsid="0020c33c" fo:background-color="transparent" loext:char-shading-value="0" style:font-size-asian="12pt"/>
    </style:style>
    <style:style style:name="T4" style:family="text">
      <style:text-properties officeooo:rsid="00220bb0"/>
    </style:style>
    <style:style style:name="T5" style:family="text">
      <style:text-properties officeooo:rsid="0023d4e7"/>
    </style:style>
    <style:style style:name="T6" style:family="text">
      <style:text-properties style:font-size-asian="12pt" style:font-name-complex="Times New Roman"/>
    </style:style>
    <style:style style:name="T7" style:family="text">
      <style:text-properties officeooo:rsid="0023756f" style:font-size-asian="12pt" style:font-name-complex="Times New Roman"/>
    </style:style>
    <style:style style:name="T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sinessplan <text:s text:c="102"/></text:p>
      <text:p text:style-name="P3"/>
      <text:p text:style-name="P3"/>
      <text:p text:style-name="P3">Kostenplanung der ersten drei Jahre:</text:p>
      <text:p text:style-name="P3"/>
      <text:p text:style-name="P6">In dem ersten Geschäftsjahr <text:span text:style-name="T1">benötigen wir eine Summe von <text:s/>2.069.611,04€ die beinhalten Materialkosten, Personalkosten, Miete/Pacht, Heizung, Strom, Wasser, Gas, Werbung, Versicherungen, Beiträge, Kraftfahrzeuge, Reisekosten, Büromaterialien, Buchführungskosten, Investitionen und Abschreibungen.Im ersten jahr kommen einmalige kosten von 86.136,29€ auf.</text:span></text:p>
      <text:p text:style-name="P7">In den nächsten zwei folgenden Jahren benötigen wir eine Summe von <text:span text:style-name="T2">1.899.123,75€ </text:span><text:span text:style-name="T3">( zweites Geschäftsjahr) und 1.899.123,75€ (drittes Geschäftsjahr) auf .</text:span></text:p>
      <text:p text:style-name="P8"/>
      <text:p text:style-name="P3">Entwicklung bei den Umsätzen und Kosten in den drei Jahren:</text:p>
      <text:p text:style-name="P3"/>
      <text:p text:style-name="P9">In den drei Jahren verändert sich die benötigte Summe an Kosten nicht stark, da die meisten Kosten in allen drei Jahren gleich bleiben, nur bei Miete, Pacht, Telefon, Fax, Internet, <text:span text:style-name="T5">sonstige Ausgaben</text:span> und Investitionen <text:span text:style-name="T5">variieren die Kosten nach dem ersten Geschäftsjahr. Im ersten Jahr kommen Grundstückskosten im Wert von 459.000 € auf. Die Kosten für Telefon, Fax und Internet steigen von 19,90 € auf 44,00 €. Im ersten Jahr kommen ausgaben für einen Kühlschrank, eine Kaffemaschiene und Maschienen für die herstellung der Petac´s im Wert von 86.045,04 € auf.</text:span></text:p>
      <text:p text:style-name="P10">Der Umsatz</text:p>
      <text:p text:style-name="P3"/>
      <text:p text:style-name="P3"/>
      <text:p text:style-name="P3"/>
      <text:p text:style-name="P3"/>
      <text:p text:style-name="P3"/>
      <text:p text:style-name="P3">Relation Umsätze und Kosten?</text:p>
      <text:p text:style-name="P3"/>
      <text:p text:style-name="P3"/>
      <text:p text:style-name="P3"/>
      <text:p text:style-name="P3"/>
      <text:p text:style-name="P3"/>
      <text:p text:style-name="P3"/>
      <text:p text:style-name="P3">Finanzierungsguellen zur Deckung des Kapitalbedarfs :</text:p>
      <text:p text:style-name="P3"/>
      <text:p text:style-name="P3"/>
      <text:p text:style-name="P3"/>
      <text:p text:style-name="P3">Gewinnschwelle:</text:p>
      <text:p text:style-name="P8"><text:s/></text:p>
      <text:p text:style-name="P11">Um die Gewinnschwelle zu erreichen müssten wir 1.750 Petac´s ( stück) verkaufen. <text:span text:style-name="T4">Die Gewinnschwelle wäre bei 190.000 €. Am Breaking-Even-Point sind die Kosten und der Umsatz gleich Null. Alles was über die besagte Stückanzahl geht, wird als Gewinn betrachtet.</text:span></text:p>
      <text:p text:style-name="P11"/>
      <text:p text:style-name="P4"/>
      <text:p text:style-name="P4"/>
      <text:p text:style-name="P4"/>
      <text:p text:style-name="P4"/>
      <text:p text:style-name="P4"><text:soft-page-break/></text:p>
      <text:p text:style-name="P4"/>
      <text:p text:style-name="P4"/>
      <text:p text:style-name="P4"/>
      <text:p text:style-name="P4"/>
      <text:p text:style-name="P2"><text:span text:style-name="T8">Businessplan <text:s text:c="103"/></text:span><text:s text:c="20"/></text:p>
      <text:p text:style-name="P2"/>
      <text:p text:style-name="P5">Rechtsform</text:p>
      <text:p text:style-name="P5"/>
      <text:p text:style-name="P12">Wir haben uns dafür entschieden als Rechtsform die OHG und als Alternative die Gmbh zu wählen.</text:p>
      <text:p text:style-name="P5"/>
      <text:p text:style-name="P5">Begründung der Rechtsform</text:p>
      <text:p text:style-name="P5"/>
      <text:p text:style-name="P13"><text:span text:style-name="T6">Gewählt haben wir diese Rechtsform, da sie für uns sehr ansprechend war aufgrund des nicht benötigten Mindestkapitals. Dies Ermöglicht uns einen einfacheren Einstieg in die Selbstständigkeit. Auch ansprechend war, dass allen Mitinhabern ein Mitspracherecht zusteht. Für den Abschluss des Gesellschaf</text:span><text:span text:style-name="T7">t</text:span><text:span text:style-name="T6">svertrages der OHG werden mindestens zwei Personen benötigt, wodurch auch hier kein großer Aufwand betrieben wird. Des Weiteren empfanden wir es als fair, dass jedem ein Gewinnanteil in der Höhe von 4% seines Kapitalanteils zusteht. </text:span><text:span text:style-name="T7">Als alternative haben wir uns für die Gmbh entschieden ,da diese Rechtsform <text:s/>eine notariell aufgezeichnete Urkunde, sowie einen Eintrag ins Handelsregister benötigt . Der Geschäftsführer wird von der Gesellschaftsversammlung bestimmt. Das heißt, dass keine weiteren Mitinhaber aufgeführt werden. Dazu ist ein Startkapital in Höhe von 25.000€ notwendig. Der Gewinn erfolgt anhand der Größe des eingebrachten Eigenkapitals. Das Privatvermögen wird bei der Haftung nicht mit einbezogen, man haftet mit dem Geschäftsanteil. Falls ein Verlust auftreten sollte, so ist dieser durch Gewinn oder Rücklagen abgedeckt.</text:span></text:p>
      <text:p text:style-name="P5"/>
      <text:p text:style-name="P5">Vorteile für Gesellschaftler </text:p>
      <text:p text:style-name="P5"/>
      <text:p text:style-name="P5"/>
      <text:p text:style-name="P5"/>
      <text:p text:style-name="P5">Formali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3:30:11.324000000</meta:creation-date>
    <dc:date>2019-06-03T16:11:50.718000000</dc:date>
    <meta:editing-duration>PT20M</meta:editing-duration>
    <meta:editing-cycles>3</meta:editing-cycles>
    <meta:generator>LibreOffice/6.2.3.2$Windows_x86 LibreOffice_project/aecc05fe267cc68dde00352a451aa867b3b546ac</meta:generator>
    <meta:document-statistic meta:table-count="0" meta:image-count="0" meta:object-count="0" meta:page-count="2" meta:paragraph-count="19" meta:word-count="397" meta:character-count="3086" meta:non-whitespace-character-count="2476"/>
  </office:meta>
</office:document-meta>
</file>